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text-properties officeooo:rsid="001fe875" officeooo:paragraph-rsid="001fe875"/>
    </style:style>
    <style:style style:name="P4" style:family="paragraph" style:parent-style-name="Text_20_body">
      <style:text-properties officeooo:rsid="001fe875" officeooo:paragraph-rsid="001fe875"/>
    </style:style>
    <style:style style:name="T1" style:family="text">
      <style:text-properties officeooo:rsid="001e1258"/>
    </style:style>
    <style:style style:name="T2" style:family="text">
      <style:text-properties officeooo:rsid="001fe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the </text:p>
      <text:p text:style-name="Title"><text:span text:style-name="T2">VirtualBox </text:span>PyVision <text:span text:style-name="T2">Ubuntu 14.04</text:span></text:p>
      <text:p text:style-name="P2">Created by David Bolme</text:p>
      <text:p text:style-name="Standard"/>
      <text:p text:style-name="Standard">This virtual machine<text:span text:style-name="T2">(VM)</text:span> is based on Ubuntu 14.04LTS. <text:s/><text:span text:style-name="T2">This VM has pyvision installed and is intended to be an easy way to get up and running with pyvision as quickly as possible. <text:s/>This guide will points and some things that can be done quickly to get started. </text:span>This guide assumes that you are somewhat familiar with linux and can use the terminal and command line. <text:s/>To make changes you may need the administrator username or password.</text:p>
      <text:p text:style-name="Standard"/>
      <text:h text:style-name="Heading_20_1" text:outline-level="1">Security</text:h>
      <text:p text:style-name="Preformatted_20_Text">Username: pyvision</text:p>
      <text:p text:style-name="Preformatted_20_Text">Password: pyvision</text:p>
      <text:p text:style-name="Preformatted_20_Text"/>
      <text:p text:style-name="Standard">It is probably a good idea to change this password before proceeding. <text:s/>In a terminal use the passwd command to change the password:</text:p>
      <text:p text:style-name="Standard"/>
      <text:p text:style-name="Preformatted_20_Text">$ passwd</text:p>
      <text:h text:style-name="Heading_20_1" text:outline-level="1">System Update</text:h>
      <text:p text:style-name="Standard">You also may want to update the system from the command line or through the update manager to get the latest security patches.</text:p>
      <text:p text:style-name="Standard"/>
      <text:p text:style-name="Preformatted_20_Text">$ sudo apt-get update</text:p>
      <text:p text:style-name="Preformatted_20_Text">$ sudo apt-get upgrade</text:p>
      <text:h text:style-name="Heading_20_1" text:outline-level="1">Update PyVision</text:h>
      <text:p text:style-name="Standard">PyVision can be updated using git. To get the latest version just do a pull.</text:p>
      <text:p text:style-name="Preformatted_20_Text">$ cd <text:span text:style-name="T2">~/</text:span>git/pyvision</text:p>
      <text:p text:style-name="Preformatted_20_Text">$ git pull <text:s/></text:p>
      <text:h text:style-name="Heading_20_1" text:outline-level="1">Python Command Line</text:h>
      <text:p text:style-name="Standard">To jump right in you can use <text:span text:style-name="T1">pyvision from the command line using ipython. <text:s/>These commands will load pyvision and display an image.</text:span></text:p>
      <text:p text:style-name="Standard"/>
      <text:p text:style-name="Preformatted_20_Text">$ ipython</text:p>
      <text:p text:style-name="Preformatted_20_Text">In [1]: import pyvision as pv</text:p>
      <text:p text:style-name="Preformatted_20_Text">In [2]: im = pv.Image(pv.FRUITS)</text:p>
      <text:p text:style-name="Preformatted_20_Text">In [3]: im.show()</text:p>
      <text:p text:style-name="Standard"/>
      <text:p text:style-name="Standard"/>
      <text:h text:style-name="Heading_20_1" text:outline-level="1"><text:soft-page-break/>Eclipse</text:h>
      <text:p text:style-name="Standard">This VM comes with eclipse installed and configured for pyvision development. Click the eclipse icon to get started. <text:s/>Run some of the samples by right clicking on the files and selecting “Run As &gt; Python Run”.</text:p>
      <text:h text:style-name="Heading_20_1" text:outline-level="1">Ipython Notebook</text:h>
      <text:p text:style-name="Standard">One way to run pyvision is in a notebook format similar to mathematica or maple. To do this run.</text:p>
      <text:p text:style-name="Standard"/>
      <text:p text:style-name="Preformatted_20_Text">$ cd ~/git/pyvision/samples/WACV2012_Tutorial/ipython notebooks</text:p>
      <text:p text:style-name="Preformatted_20_Text">$ ipython notebook --pylab inline</text:p>
      <text:h text:style-name="Heading_20_1" text:outline-level="1">Notes on how to recreate this VM</text:h>
      <text:p text:style-name="P4">This is a list of the major steps taken to create this VM. <text:s/>It may help to create a similar VM or as a guide for installing pyvision in a different linux distribution.</text:p>
      <text:list xml:id="list825724670996642987" text:style-name="L1">
        <text:list-item>
          <text:p text:style-name="P1">Start with a Basic Ubuntu Install 14.04</text:p>
        </text:list-item>
        <text:list-item>
          <text:p text:style-name="P1">Install Virtual Box Guest Addtions</text:p>
        </text:list-item>
        <text:list-item>
          <text:p text:style-name="P1">apt-get install opencv-python</text:p>
        </text:list-item>
        <text:list-item>
          <text:p text:style-name="P1">apt-get install python-scipy</text:p>
        </text:list-item>
        <text:list-item>
          <text:p text:style-name="P1">apt-get install python-sklearn python-skimage</text:p>
        </text:list-item>
        <text:list-item>
          <text:p text:style-name="P1">apt-get install python-statsmodels</text:p>
        </text:list-item>
        <text:list-item>
          <text:p text:style-name="P1">apt-get install python-pil</text:p>
        </text:list-item>
        <text:list-item>
          <text:p text:style-name="P1">apt-get install cython</text:p>
        </text:list-item>
        <text:list-item>
          <text:p text:style-name="P1">apt-get install git</text:p>
        </text:list-item>
        <text:list-item>
          <text:p text:style-name="P1">apt-get install ipython-notebook</text:p>
        </text:list-item>
        <text:list-item>
          <text:p text:style-name="P1">apt-get install python-nltk</text:p>
        </text:list-item>
        <text:list-item>
          <text:p text:style-name="P1">apt-get install gthumb</text:p>
        </text:list-item>
        <text:list-item>
          <text:p text:style-name="P1">install eclipse-cdt + EGit + PyDev</text:p>
        </text:list-item>
        <text:list-item>
          <text:p text:style-name="P1">Set up firefox home to git hub pyvision https://github.com/bolme/pyvision/wiki</text:p>
        </text:list-item>
        <text:list-item>
          <text:p text:style-name="P1">Use eclipse to import the pyvision project</text:p>
        </text:list-item>
        <text:list-item>
          <text:p text:style-name="P1">add pyvision/src to the PYTHONPATH</text:p>
        </text:list-item>
        <text:list-item>
          <text:p text:style-name="P1">disable screen lock</text:p>
        </text:list-item>
        <text:list-item>
          <text:p text:style-name="P3">Copy the quick start guide to the desktop</text:p>
        </text:list-item>
        <text:list-item>
          <text:p text:style-name="P3">Export the VM as an appli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5T23:50:41.063486261</dc:date>
    <meta:generator>LibreOffice/4.2.4.2$Linux_X86_64 LibreOffice_project/420m0$Build-2</meta:generator>
    <meta:editing-duration>PT15M8S</meta:editing-duration>
    <meta:editing-cycles>2</meta:editing-cycles>
    <meta:document-statistic meta:table-count="0" meta:image-count="0" meta:object-count="0" meta:page-count="2" meta:paragraph-count="50" meta:word-count="429" meta:character-count="2504" meta:non-whitespace-character-count="2135"/>
  </office:meta>
</office:document-meta>
</file>